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0.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{audioBankon:</text:p>
          </table:table-cell>
          <table:table-cell office:value-type="string">
            <text:p>Cev_H2.mp3</text:p>
          </table:table-cell>
          <table:table-cell/>
          <table:table-cell office:value-type="string">
            <text:p>audioBankoff:</text:p>
          </table:table-cell>
          <table:table-cell office:value-type="string">
            <text:p>bomb_explotion.wav</text:p>
          </table:table-cell>
          <table:table-cell/>
          <table:table-cell office:value-type="string">
            <text:p>key:</text:p>
          </table:table-cell>
          <table:table-cell office:value-type="string">
            <text:p>Q}</text:p>
          </table:table-cell>
        </table:table-row>
        <table:table-row table:style-name="ro1">
          <table:table-cell office:value-type="string">
            <text:p>{audioBankon:</text:p>
          </table:table-cell>
          <table:table-cell office:value-type="string">
            <text:p>Dsc_Oh.mp3</text:p>
          </table:table-cell>
          <table:table-cell/>
          <table:table-cell office:value-type="string">
            <text:p>audioBankoff:</text:p>
          </table:table-cell>
          <table:table-cell office:value-type="string">
            <text:p>bomb_impact.wav</text:p>
          </table:table-cell>
          <table:table-cell/>
          <table:table-cell office:value-type="string">
            <text:p>key:</text:p>
          </table:table-cell>
          <table:table-cell office:value-type="string">
            <text:p>W}</text:p>
          </table:table-cell>
        </table:table-row>
        <table:table-row table:style-name="ro1">
          <table:table-cell office:value-type="string">
            <text:p>{audioBankon:</text:p>
          </table:table-cell>
          <table:table-cell office:value-type="string">
            <text:p>Heater-1.mp3</text:p>
          </table:table-cell>
          <table:table-cell/>
          <table:table-cell office:value-type="string">
            <text:p>audioBankoff:</text:p>
          </table:table-cell>
          <table:table-cell office:value-type="string">
            <text:p>drum_bass.wav</text:p>
          </table:table-cell>
          <table:table-cell/>
          <table:table-cell office:value-type="string">
            <text:p>key:</text:p>
          </table:table-cell>
          <table:table-cell office:value-type="string">
            <text:p>E}</text:p>
          </table:table-cell>
        </table:table-row>
        <table:table-row table:style-name="ro1">
          <table:table-cell office:value-type="string">
            <text:p>{audioBankon:</text:p>
          </table:table-cell>
          <table:table-cell office:value-type="string">
            <text:p>Heater-2.mp3</text:p>
          </table:table-cell>
          <table:table-cell/>
          <table:table-cell office:value-type="string">
            <text:p>audioBankoff:</text:p>
          </table:table-cell>
          <table:table-cell office:value-type="string">
            <text:p>game_explotion.wav</text:p>
          </table:table-cell>
          <table:table-cell/>
          <table:table-cell office:value-type="string">
            <text:p>key:</text:p>
          </table:table-cell>
          <table:table-cell office:value-type="string">
            <text:p>A}</text:p>
          </table:table-cell>
        </table:table-row>
        <table:table-row table:style-name="ro1">
          <table:table-cell office:value-type="string">
            <text:p>{audioBankon:</text:p>
          </table:table-cell>
          <table:table-cell office:value-type="string">
            <text:p>Heater-3.mp3</text:p>
          </table:table-cell>
          <table:table-cell/>
          <table:table-cell office:value-type="string">
            <text:p>audioBankoff:</text:p>
          </table:table-cell>
          <table:table-cell office:value-type="string">
            <text:p>insect_buzzing.wav</text:p>
          </table:table-cell>
          <table:table-cell/>
          <table:table-cell office:value-type="string">
            <text:p>key:</text:p>
          </table:table-cell>
          <table:table-cell office:value-type="string">
            <text:p>S}</text:p>
          </table:table-cell>
        </table:table-row>
        <table:table-row table:style-name="ro1">
          <table:table-cell office:value-type="string">
            <text:p>{audioBankon:</text:p>
          </table:table-cell>
          <table:table-cell office:value-type="string">
            <text:p>Heater-4_1.mp3</text:p>
          </table:table-cell>
          <table:table-cell/>
          <table:table-cell office:value-type="string">
            <text:p>audioBankoff:</text:p>
          </table:table-cell>
          <table:table-cell office:value-type="string">
            <text:p>insect_laught.wav</text:p>
          </table:table-cell>
          <table:table-cell/>
          <table:table-cell office:value-type="string">
            <text:p>key:</text:p>
          </table:table-cell>
          <table:table-cell office:value-type="string">
            <text:p>D}</text:p>
          </table:table-cell>
        </table:table-row>
        <table:table-row table:style-name="ro1">
          <table:table-cell office:value-type="string">
            <text:p>{audioBankon:</text:p>
          </table:table-cell>
          <table:table-cell office:value-type="string">
            <text:p>Heater-6.mp3</text:p>
          </table:table-cell>
          <table:table-cell/>
          <table:table-cell office:value-type="string">
            <text:p>audioBankoff:</text:p>
          </table:table-cell>
          <table:table-cell office:value-type="string">
            <text:p>insect_scape.wav</text:p>
          </table:table-cell>
          <table:table-cell/>
          <table:table-cell office:value-type="string">
            <text:p>key:</text:p>
          </table:table-cell>
          <table:table-cell office:value-type="string">
            <text:p>Z}</text:p>
          </table:table-cell>
        </table:table-row>
        <table:table-row table:style-name="ro1">
          <table:table-cell office:value-type="string">
            <text:p>{audioBankon:</text:p>
          </table:table-cell>
          <table:table-cell office:value-type="string">
            <text:p>Kick_n_Hat.mp3</text:p>
          </table:table-cell>
          <table:table-cell/>
          <table:table-cell office:value-type="string">
            <text:p>audioBankoff:</text:p>
          </table:table-cell>
          <table:table-cell office:value-type="string">
            <text:p>orchesteral_violine.wav</text:p>
          </table:table-cell>
          <table:table-cell/>
          <table:table-cell office:value-type="string">
            <text:p>key:</text:p>
          </table:table-cell>
          <table:table-cell office:value-type="string">
            <text:p>X}</text:p>
          </table:table-cell>
        </table:table-row>
        <table:table-row table:style-name="ro1">
          <table:table-cell office:value-type="string">
            <text:p>{audioBankon:</text:p>
          </table:table-cell>
          <table:table-cell office:value-type="string">
            <text:p>RP4_KICK_1.mp3</text:p>
          </table:table-cell>
          <table:table-cell/>
          <table:table-cell office:value-type="string">
            <text:p>audioBankoff:</text:p>
          </table:table-cell>
          <table:table-cell office:value-type="string">
            <text:p>trailer_horn.wav</text:p>
          </table:table-cell>
          <table:table-cell/>
          <table:table-cell office:value-type="string">
            <text:p>key:</text:p>
          </table:table-cell>
          <table:table-cell office:value-type="string">
            <text:p>C}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ce2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bank_on path</text:p>
          </table:table-cell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office:value-type="string">
            <text:p>import</text:p>
          </table:table-cell>
          <table:table-cell office:value-type="string">
            <text:p>Cev_H2.mp3</text:p>
          </table:table-cell>
          <table:table-cell office:value-type="string">
            <text:p>from</text:p>
          </table:table-cell>
          <table:table-cell office:value-type="string">
            <text:p>"./audio/bank_on/</text:p>
          </table:table-cell>
          <table:table-cell office:value-type="string">
            <text:p>Cev_H2.mp3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Dsc_Oh.mp3</text:p>
          </table:table-cell>
          <table:table-cell office:value-type="string">
            <text:p>from</text:p>
          </table:table-cell>
          <table:table-cell office:value-type="string">
            <text:p>"./audio/bank_on/</text:p>
          </table:table-cell>
          <table:table-cell office:value-type="string">
            <text:p>Dsc_Oh.mp3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Heater-1.mp3</text:p>
          </table:table-cell>
          <table:table-cell office:value-type="string">
            <text:p>from</text:p>
          </table:table-cell>
          <table:table-cell office:value-type="string">
            <text:p>"./audio/bank_on/</text:p>
          </table:table-cell>
          <table:table-cell office:value-type="string">
            <text:p>Heater-1.mp3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Heater-2.mp3</text:p>
          </table:table-cell>
          <table:table-cell office:value-type="string">
            <text:p>from</text:p>
          </table:table-cell>
          <table:table-cell office:value-type="string">
            <text:p>"./audio/bank_on/</text:p>
          </table:table-cell>
          <table:table-cell office:value-type="string">
            <text:p>Heater-2.mp3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Heater-3.mp3</text:p>
          </table:table-cell>
          <table:table-cell office:value-type="string">
            <text:p>from</text:p>
          </table:table-cell>
          <table:table-cell office:value-type="string">
            <text:p>"./audio/bank_on/</text:p>
          </table:table-cell>
          <table:table-cell office:value-type="string">
            <text:p>Heater-3.mp3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Heater-4_1.mp3</text:p>
          </table:table-cell>
          <table:table-cell office:value-type="string">
            <text:p>from</text:p>
          </table:table-cell>
          <table:table-cell office:value-type="string">
            <text:p>"./audio/bank_on/</text:p>
          </table:table-cell>
          <table:table-cell office:value-type="string">
            <text:p>Heater-4_1.mp3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Heater-6.mp3</text:p>
          </table:table-cell>
          <table:table-cell office:value-type="string">
            <text:p>from</text:p>
          </table:table-cell>
          <table:table-cell office:value-type="string">
            <text:p>"./audio/bank_on/</text:p>
          </table:table-cell>
          <table:table-cell office:value-type="string">
            <text:p>Heater-6.mp3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Kick_n_Hat.mp3</text:p>
          </table:table-cell>
          <table:table-cell office:value-type="string">
            <text:p>from</text:p>
          </table:table-cell>
          <table:table-cell office:value-type="string">
            <text:p>"./audio/bank_on/</text:p>
          </table:table-cell>
          <table:table-cell office:value-type="string">
            <text:p>Kick_n_Hat.mp3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RP4_KICK_1.mp3</text:p>
          </table:table-cell>
          <table:table-cell office:value-type="string">
            <text:p>from</text:p>
          </table:table-cell>
          <table:table-cell office:value-type="string">
            <text:p>"./audio/bank_on/</text:p>
          </table:table-cell>
          <table:table-cell office:value-type="string">
            <text:p>RP4_KICK_1.mp3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table:number-columns-spanned="7" table:number-rows-spanned="1">
            <text:p>bank_off path</text:p>
          </table:table-cell>
          <table:covered-table-cell table:number-columns-repeated="4"/>
          <table:covered-table-cell table:style-name="Default"/>
          <table:covered-table-cell/>
        </table:table-row>
        <table:table-row table:style-name="ro1">
          <table:table-cell office:value-type="string">
            <text:p>import</text:p>
          </table:table-cell>
          <table:table-cell office:value-type="string">
            <text:p>bomb_explotion.wav</text:p>
          </table:table-cell>
          <table:table-cell office:value-type="string">
            <text:p>from</text:p>
          </table:table-cell>
          <table:table-cell office:value-type="string">
            <text:p>"./audio/bank_off/</text:p>
          </table:table-cell>
          <table:table-cell office:value-type="string">
            <text:p>bomb_explotion.wav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bomb_impact.wav</text:p>
          </table:table-cell>
          <table:table-cell office:value-type="string">
            <text:p>from</text:p>
          </table:table-cell>
          <table:table-cell office:value-type="string">
            <text:p>"./audio/bank_off/</text:p>
          </table:table-cell>
          <table:table-cell office:value-type="string">
            <text:p>bomb_impact.wav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drum_bass.wav</text:p>
          </table:table-cell>
          <table:table-cell office:value-type="string">
            <text:p>from</text:p>
          </table:table-cell>
          <table:table-cell office:value-type="string">
            <text:p>"./audio/bank_off/</text:p>
          </table:table-cell>
          <table:table-cell office:value-type="string">
            <text:p>drum_bass.wav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game_explotion.wav</text:p>
          </table:table-cell>
          <table:table-cell office:value-type="string">
            <text:p>from</text:p>
          </table:table-cell>
          <table:table-cell office:value-type="string">
            <text:p>"./audio/bank_off/</text:p>
          </table:table-cell>
          <table:table-cell office:value-type="string">
            <text:p>game_explotion.wav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insect_buzzing.wav</text:p>
          </table:table-cell>
          <table:table-cell office:value-type="string">
            <text:p>from</text:p>
          </table:table-cell>
          <table:table-cell office:value-type="string">
            <text:p>"./audio/bank_off/</text:p>
          </table:table-cell>
          <table:table-cell office:value-type="string">
            <text:p>insect_buzzing.wav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insect_laught.wav</text:p>
          </table:table-cell>
          <table:table-cell office:value-type="string">
            <text:p>from</text:p>
          </table:table-cell>
          <table:table-cell office:value-type="string">
            <text:p>"./audio/bank_off/</text:p>
          </table:table-cell>
          <table:table-cell office:value-type="string">
            <text:p>insect_laught.wav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insect_scape.wav</text:p>
          </table:table-cell>
          <table:table-cell office:value-type="string">
            <text:p>from</text:p>
          </table:table-cell>
          <table:table-cell office:value-type="string">
            <text:p>"./audio/bank_off/</text:p>
          </table:table-cell>
          <table:table-cell office:value-type="string">
            <text:p>insect_scape.wav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orchesteral_violine.wav</text:p>
          </table:table-cell>
          <table:table-cell office:value-type="string">
            <text:p>from</text:p>
          </table:table-cell>
          <table:table-cell office:value-type="string">
            <text:p>"./audio/bank_off/</text:p>
          </table:table-cell>
          <table:table-cell office:value-type="string">
            <text:p>orchesteral_violine.wav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trailer_horn.wav</text:p>
          </table:table-cell>
          <table:table-cell office:value-type="string">
            <text:p>from</text:p>
          </table:table-cell>
          <table:table-cell office:value-type="string">
            <text:p>"./audio/bank_off/</text:p>
          </table:table-cell>
          <table:table-cell office:value-type="string">
            <text:p>trailer_horn.wav</text:p>
          </table:table-cell>
          <table:table-cell office:value-type="string">
            <text:p>"</text:p>
          </table:table-cell>
          <table:table-cell office:value-type="string">
            <text:p>;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5">15/10/2022</text:date>, <text:time>19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16:29:12.43</meta:creation-date>
    <dc:date>2022-10-15T19:42:31.03</dc:date>
    <meta:editing-duration>PT1H57M12S</meta:editing-duration>
    <meta:editing-cycles>7</meta:editing-cycles>
    <meta:generator>OpenOffice/4.1.13$Win32 OpenOffice.org_project/4113m1$Build-9810</meta:generator>
    <meta:document-statistic meta:table-count="3" meta:cell-count="182" meta:object-count="0"/>
  </office:meta>
</office:document-meta>
</file>